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paragraph-rsid="002435db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font-weight="normal" officeooo:paragraph-rsid="00223c9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erif" fo:font-size="12pt" fo:font-weight="normal" officeooo:paragraph-rsid="002435db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officeooo:paragraph-rsid="00223c9d" style:font-size-asian="10.5pt" style:font-size-complex="12pt"/>
    </style:style>
    <style:style style:name="P6" style:family="paragraph" style:parent-style-name="Standard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ad878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bff16"/>
    </style:style>
    <style:style style:name="T4" style:family="text">
      <style:text-properties fo:language="bg" fo:country="BG" officeooo:rsid="001ad878"/>
    </style:style>
    <style:style style:name="T5" style:family="text">
      <style:text-properties fo:language="bg" fo:country="BG" officeooo:rsid="001ca408"/>
    </style:style>
    <style:style style:name="T6" style:family="text">
      <style:text-properties fo:language="bg" fo:country="BG" officeooo:rsid="001e5e63"/>
    </style:style>
    <style:style style:name="T7" style:family="text">
      <style:text-properties fo:language="bg" fo:country="BG" officeooo:rsid="00223c9d"/>
    </style:style>
    <style:style style:name="T8" style:family="text">
      <style:text-properties fo:language="bg" fo:country="BG" fo:font-weight="normal" officeooo:rsid="001e5e63" style:font-weight-asian="normal" style:font-weight-complex="normal"/>
    </style:style>
    <style:style style:name="T9" style:family="text">
      <style:text-properties fo:language="bg" fo:country="BG" fo:font-weight="normal" officeooo:rsid="001f2766" style:font-weight-asian="normal" style:font-weight-complex="normal"/>
    </style:style>
    <style:style style:name="T10" style:family="text">
      <style:text-properties fo:language="bg" fo:country="BG" fo:font-weight="normal" officeooo:rsid="002435db" style:font-weight-asian="normal" style:font-weight-complex="normal"/>
    </style:style>
    <style:style style:name="T11" style:family="text">
      <style:text-properties fo:language="bg" fo:country="BG" fo:font-weight="normal" officeooo:rsid="0025fbf2" style:font-weight-asian="normal" style:font-weight-complex="normal"/>
    </style:style>
    <style:style style:name="T12" style:family="text">
      <style:text-properties fo:language="bg" fo:country="BG" fo:font-weight="normal" officeooo:rsid="0026a4be" style:font-weight-asian="normal" style:font-weight-complex="normal"/>
    </style:style>
    <style:style style:name="T13" style:family="text">
      <style:text-properties fo:language="bg" fo:country="BG" fo:font-weight="normal" officeooo:rsid="0026a4c5" style:font-weight-asian="normal" style:font-weight-complex="normal"/>
    </style:style>
    <style:style style:name="T14" style:family="text">
      <style:text-properties fo:language="bg" fo:country="BG" officeooo:rsid="002435db"/>
    </style:style>
    <style:style style:name="T15" style:family="text">
      <style:text-properties fo:language="bg" fo:country="BG" officeooo:rsid="0025f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Трябва да се започне с това какви са целите на проекта и какви резултати се очаква да бъдат постигнати.</text:span></text:p>
      <text:p text:style-name="P6"><text:span text:style-name="T2"/></text:p>
      <text:p text:style-name="P3"><text:span text:style-name="T7">Целта на проекта е да намери решение за проблемът на търсене на дадена информация в огромно количество от данни. Решението трябва да бъде паралелно и метаевристично, взимайки в предвид същността на проблема (обяснен в следващите точки). На база на опитните данни и, изчислените след това, ускорение и ефективност ще бъдат направени анализи и изводи за реализацията на решението.</text:span></text:p>
      <text:p text:style-name="P1"><text:span text:style-name="T4"/></text:p>
      <text:p text:style-name="P6"><text:span text:style-name="T4">Трябва да се поясни връзката между решавания проблем и приложения алгоритъм. Проблемът почти не е засегнат.</text:span></text:p>
      <text:p text:style-name="P1"><text:span text:style-name="T3"/></text:p>
      <text:p text:style-name="P3"><text:span text:style-name="T5">Проблем: Ще разгледаме проблемът за търсене на конкретна информация в голямо количество от данни. </text:span><text:span text:style-name="T6">Трудността на задачата идва от там, че не можем да обходим цялата налична информация, за да намерим това, което ни трябва. Това би било много ресурсоемка и бавна задача за изпълнение. Ами какво би се случило, ако не намерим нищо, което да отговаря на критериите за търсене? Ново търсене с подобрени критерии? Отново обхождане на цялата налична информация? </text:span></text:p>
      <text:p text:style-name="P5"><text:span text:style-name="T8">Добър пример за такъв проблем е </text:span><text:span text:style-name="T9">например една елетронна социална мрежа. Нека въпросната мрежа има много потребители (над един милион) и за всеки</text:span><text:span text:style-name="T8"> </text:span><text:span text:style-name="T9">потребител се пази различна информация (пол, години, локация, интереси, любими филми/книги, работно място, образование и др.). Ако искаме да намерим конкретен човек, това би представлявало много трудна задача, ако базата от данние <text:s/>добре конструирана. Но нека разгледаме проблемът с търсене на група от хора. Например искаме да извлчем информация за всички потребители, които са на възраст м/у 20 и 30 години, чели са „Властелинът на пръстените“, обичат филми на ужасите и са фенове на Манчестър Юнайтед. Нека направим задачата още по-интересно – нека някои от критериите са задължителни, а останалите – не, нека всеки от критериите има има различна важност (тежест). Такава задача не би мигла да се реши оптимално – колкото ясно да са ни дефинирани критериите, има възможност никой от потребителите да не влезе в тази група. Също така алгоритъм с пълно изчерпване би бил немислимо бавен. При такива проблеми е добре да се използва метаевристичен алгоиръм, който търси не оптимално, ама задоволително решение.</text:span></text:p>
      <text:p text:style-name="P1"><text:span text:style-name="T2"/></text:p>
      <text:p text:style-name="P6"><text:span text:style-name="T2">Трябва да се документира по-добре как работи алгоритъма, но не по принцип, а конкретно за решаването на проблема.</text:span></text:p>
      <text:p text:style-name="P6"><text:span text:style-name="T2"/></text:p>
      <text:p text:style-name="P4"><text:span text:style-name="T14">Алгоритъмът се състои от две части:</text:span></text:p>
      <text:p text:style-name="P4"><text:span text:style-name="T14">- генериране на решения</text:span></text:p>
      <text:p text:style-name="P4"><text:span text:style-name="T14">- обработка на решенията</text:span></text:p>
      <text:p text:style-name="P4"><text:span text:style-name="T14"/></text:p>
      <text:p text:style-name="P4"><text:span text:style-name="T14">За всяка от частите се грижат два отделни вида пчелички (нишки) – скаути и работнички. Всички операции се изпълняват паралелно и независимо. Това допринася за ускорението и ефективността на решението.</text:span></text:p>
      <text:p text:style-name="P4"><text:span text:style-name="T14"/></text:p>
      <text:p text:style-name="P2"><text:span text:style-name="T10">Скаутите отговарят за генерирането на решенията. Те обхождат наличните ресурси (Resource обектите) от т.н. „околна среда“ (Environment обекта). Решенията се записват в опашка. В реалния свят тази опашка представлява трети вид плечлики - „наблюдатели“. </text:span><text:span text:style-name="T11">Те дават сигнали на пчелите работнички, кои територии да обработват. В решението се използва опашка, защото </text:span><text:soft-page-break/><text:span text:style-name="T11">най-добре се вписва за нуждите на алгоритъма без да отежнява реализацията с допълнителен вид пчелички. </text:span><text:span text:style-name="T12">Третия вид пчелички са работничките – те обработват ресурсите, които са им показани от наблюдателите. В алгоритъма това е реализирано, чрез търсене в определения ресурс от опашката.</text:span><text:span text:style-name="T13">­</text:span></text:p>
      <text:p text:style-name="P2"><text:span text:style-name="T11"/></text:p>
      <text:p text:style-name="P6">Частта с експериментите и резултатите също трябва да се развие. Не ми стана ясно как се смята ефективността. Не е пояснено и на каква машина е пускано. 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4:38:07</meta:creation-date>
    <meta:generator>LibreOffice/3.6$Linux_X86_64 LibreOffice_project/360m1$Build-2</meta:generator>
    <dc:date>2013-06-30T18:42:10</dc:date>
    <meta:editing-duration>PT2H29M46S</meta:editing-duration>
    <meta:editing-cycles>4</meta:editing-cycles>
    <meta:document-statistic meta:table-count="0" meta:image-count="0" meta:object-count="0" meta:page-count="2" meta:paragraph-count="12" meta:word-count="526" meta:character-count="3388" meta:non-whitespace-character-count="2872"/>
  </office:meta>
</office:document-meta>
</file>